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Scheduling and Tracking</text:p>
          </draw:text-box>
        </draw:frame>
        <draw:frame presentation:style-name="pr4" draw:text-style-name="P5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id="id1" text:style-name="P5">Why is software delivered late?</text:p>
              </text:list-item>
            </text:list>
            <text:list text:style-name="L2">
              <text:list-item>
                <text:list>
                  <text:list-item>
                    <text:p text:id="id2" text:style-name="P6">Unrealistic deadline established by someone outside the SE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" text:style-name="P6">Changes in requirements not reflected in sche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6">Honest underestimate of effort and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Risks not considered when project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Technical and human difficul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Mis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Failure to recognize and act on possible dela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" text:style-name="P5">How do projects fall behind schedule?</text:p>
              </text:list-item>
            </text:list>
            <text:list text:style-name="L2">
              <text:list-item>
                <text:list>
                  <text:list-item>
                    <text:p text:id="id10" text:style-name="P6">'One day at a time.' --F Brooks</text:p>
                  </text:list-item>
                </text:list>
              </text:list-item>
            </text:list>
            <text:list text:style-name="L2">
              <text:list-item>
                <text:p text:id="id11" text:style-name="P5">In a project, a set of small tasks must be performed to accomplish a goal</text:p>
              </text:list-item>
            </text:list>
            <text:list text:style-name="L2">
              <text:list-item>
                <text:list>
                  <text:list-item>
                    <text:p text:id="id12" text:style-name="P6">Some of these tasks are 'critical' and may affect schedule</text:p>
                  </text:list-item>
                </text:list>
              </text:list-item>
            </text:list>
            <text:list text:style-name="L2">
              <text:list-item>
                <text:p text:id="id13" text:style-name="P5">Define all tasks, identify the critical tasks, track the progress of the critical task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4" text:style-name="P5">Scheduling</text:p>
              </text:list-item>
            </text:list>
            <text:list text:style-name="L2">
              <text:list-item>
                <text:list>
                  <text:list-item>
                    <text:p text:id="id15" text:style-name="P6">Distributes estimated effort across the planned project duration by allocating the effort to specific software engineering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6" text:style-name="P6">Schedules evolve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7" text:style-name="P6">From macroscopic (framework activities) to microscopic (task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8" text:style-name="P6">First view: End date for release 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9" text:style-name="P6">Second view: End date is set by SE organiz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0" text:style-name="P5">Compartmentalization</text:p>
              </text:list-item>
            </text:list>
            <text:list text:style-name="L2">
              <text:list-item>
                <text:list>
                  <text:list-item>
                    <text:p text:id="id21" text:style-name="P6">Product and process decomposition</text:p>
                  </text:list-item>
                </text:list>
              </text:list-item>
            </text:list>
            <text:list text:style-name="L2">
              <text:list-item>
                <text:p text:id="id22" text:style-name="P5">Interdependency</text:p>
              </text:list-item>
            </text:list>
            <text:list text:style-name="L2">
              <text:list-item>
                <text:list>
                  <text:list-item>
                    <text:p text:id="id23" text:style-name="P6">Some tasks must occur in sequence, others in parallel</text:p>
                  </text:list-item>
                </text:list>
              </text:list-item>
            </text:list>
            <text:list text:style-name="L2">
              <text:list-item>
                <text:p text:id="id24" text:style-name="P5">Time allocation</text:p>
              </text:list-item>
            </text:list>
            <text:list text:style-name="L2">
              <text:list-item>
                <text:list>
                  <text:list-item>
                    <text:p text:id="id25" text:style-name="P6">Each task must be allocated some work un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6" text:style-name="P6">Start and completion date are functions of interdependenc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7" text:style-name="P5">Effort Validation</text:p>
              </text:list-item>
            </text:list>
            <text:list text:style-name="L2">
              <text:list-item>
                <text:list>
                  <text:list-item>
                    <text:p text:id="id28" text:style-name="P6">With a defined number of staff, no more than the allocated staff should have been allocated at a given time</text:p>
                  </text:list-item>
                </text:list>
              </text:list-item>
            </text:list>
            <text:list text:style-name="L2">
              <text:list-item>
                <text:p text:id="id29" text:style-name="P5">Defined responsibilities</text:p>
              </text:list-item>
            </text:list>
            <text:list text:style-name="L2">
              <text:list-item>
                <text:list>
                  <text:list-item>
                    <text:p text:id="id30" text:style-name="P6">Every task scheduled must be assigned to a specific team member</text:p>
                  </text:list-item>
                </text:list>
              </text:list-item>
            </text:list>
            <text:list text:style-name="L2">
              <text:list-item>
                <text:p text:id="id31" text:style-name="P5">Defined outcomes</text:p>
              </text:list-item>
            </text:list>
            <text:list text:style-name="L2">
              <text:list-item>
                <text:list>
                  <text:list-item>
                    <text:p text:id="id32" text:style-name="P6">Deliverables(work product) are produc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3" text:style-name="P5">Defined milestones</text:p>
              </text:list-item>
            </text:list>
            <text:list text:style-name="L2">
              <text:list-item>
                <text:list>
                  <text:list-item>
                    <text:p text:id="id34" text:style-name="P6">Task or group of tasks is associated with a project mileston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5" text:style-name="P6">A milestone is accomplished when one or more work products have been reviewed for quality and have been approve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6" text:style-name="P5">In a small project, a single person can do everything: analysis, design, code, test, etc.</text:p>
              </text:list-item>
            </text:list>
            <text:list text:style-name="L2">
              <text:list-item>
                <text:p text:id="id37" text:style-name="P5">Big projects require more people</text:p>
              </text:list-item>
            </text:list>
            <text:list text:style-name="L2">
              <text:list-item>
                <text:p text:id="id38" text:style-name="P5">So, if project is behind schedule, perhaps the project is big! Add more people??</text:p>
              </text:list-item>
            </text:list>
            <text:list text:style-name="L2">
              <text:list-item>
                <text:list>
                  <text:list-item>
                    <text:p text:id="id39" text:style-name="P6">Consider communication and trainin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40" text:style-name="P5">Consider four developers individually capable of producing 5K LOC/yr</text:p>
              </text:list-item>
            </text:list>
            <text:list text:style-name="L2">
              <text:list-item>
                <text:p text:id="id41" text:style-name="P5">Produce a team from these developers, there will be six communication paths, assume that productivity will be reduced by 250 LOC/yr.</text:p>
              </text:list-item>
            </text:list>
            <text:list text:style-name="L2">
              <text:list-item>
                <text:p text:id="id42" text:style-name="P5">What will be the productivity of each developer now?</text:p>
              </text:list-item>
            </text:list>
            <text:list text:style-name="L2">
              <text:list-item>
                <text:p text:id="id43" text:style-name="P5">Imagine if we add two more developers because project is behind schedule!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eople and Effor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4" text:style-name="P5">Relationship between people and productivity is not linear</text:p>
              </text:list-item>
            </text:list>
            <text:list text:style-name="L2">
              <text:list-item>
                <text:p text:id="id45" text:style-name="P5">Can we conclude then that forming teams is counterproductive?</text:p>
              </text:list-item>
            </text:list>
            <text:list text:style-name="L2">
              <text:list-item>
                <text:list>
                  <text:list-item>
                    <text:p text:id="id46" text:style-name="P6">NO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7" text:style-name="P6">If communication serves to improve quality: formal technical reviews</text:p>
                  </text:list-item>
                </text:list>
              </text:list-item>
            </text:list>
            <text:list text:style-name="L2">
              <text:list-item>
                <text:p text:id="id48" text:style-name="P5">Benefit can be gained by using fewer people over a somewhat longer time sp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Effort Distribution</text:p>
          </draw:text-box>
        </draw:frame>
        <draw:frame presentation:style-name="pr4" draw:text-style-name="P5" draw:layer="layout" svg:width="25.199cm" svg:height="14.104cm" svg:x="1.4cm" svg:y="4.914cm" presentation:class="outline" presentation:user-transformed="true">
          <draw:text-box>
            <text:list text:style-name="L2">
              <text:list-item>
                <text:p text:id="id49" text:style-name="P5">Estimation produces estimate of effort</text:p>
              </text:list-item>
            </text:list>
            <text:list text:style-name="L2">
              <text:list-item>
                <text:p text:id="id50" text:style-name="P5">40-20-40 rule</text:p>
              </text:list-item>
            </text:list>
            <text:list text:style-name="L2">
              <text:list-item>
                <text:p text:id="id51" text:style-name="P5">Characteristics of project dictate the distribution of effort</text:p>
              </text:list-item>
            </text:list>
            <text:list text:style-name="L2">
              <text:list-item>
                <text:list>
                  <text:list-item>
                    <text:p text:id="id52" text:style-name="P6">Project planning – 2-3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Requirements Analysis – 10–25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Software Design – 20-25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Coding – 15-20 perc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Testing – 30-40 percen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ng Task Sets</text:p>
          </draw:text-box>
        </draw:frame>
        <draw:frame presentation:style-name="pr4" draw:text-style-name="P5" draw:layer="layout" svg:width="25.199cm" svg:height="14.671cm" svg:x="1.4cm" svg:y="4.914cm" presentation:class="outline" presentation:user-transformed="true">
          <draw:text-box>
            <text:list text:style-name="L2">
              <text:list-item>
                <text:p text:id="id57" text:style-name="P5">At the start of the project, a software process model is selected</text:p>
              </text:list-item>
            </text:list>
            <text:list text:style-name="L2">
              <text:list-item>
                <text:p text:id="id58" text:style-name="P5">Process model selected consists of task sets (applies to any software process model)</text:p>
              </text:list-item>
            </text:list>
            <text:list text:style-name="L2">
              <text:list-item>
                <text:p text:id="id59" text:style-name="P5">Task sets vary depending on the project</text:p>
              </text:list-item>
            </text:list>
            <text:list text:style-name="L2">
              <text:list-item>
                <text:p text:id="id60" text:style-name="P5">A task set is a collection of software engineering work taks, milestones, and deliverables that must be accomplished to <text:s/>complete a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fining Task Se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1" text:style-name="P5">Task set should provide enough discipline to achieve quality and not burden the team with unnecessary work</text:p>
              </text:list-item>
            </text:list>
            <text:list text:style-name="L2">
              <text:list-item>
                <text:p text:id="id62" text:style-name="P5">Task sets are designed to accommodate different types of projects and different degrees of rigo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ypes of Projects</text:p>
          </draw:text-box>
        </draw:frame>
        <draw:frame presentation:style-name="pr4" draw:text-style-name="P5" draw:layer="layout" svg:width="25.199cm" svg:height="14.774cm" svg:x="1.4cm" svg:y="4.914cm" presentation:class="outline" presentation:user-transformed="true">
          <draw:text-box>
            <text:list text:style-name="L2">
              <text:list-item>
                <text:p text:id="id63" text:style-name="P5">Concept Development</text:p>
              </text:list-item>
            </text:list>
            <text:list text:style-name="L2">
              <text:list-item>
                <text:list>
                  <text:list-item>
                    <text:p text:id="id64" text:style-name="P6">Explore some new concept, apply new tech</text:p>
                  </text:list-item>
                </text:list>
              </text:list-item>
            </text:list>
            <text:list text:style-name="L2">
              <text:list-item>
                <text:p text:id="id65" text:style-name="P5">New Application Development</text:p>
              </text:list-item>
            </text:list>
            <text:list text:style-name="L2">
              <text:list-item>
                <text:list>
                  <text:list-item>
                    <text:p text:id="id66" text:style-name="P6">From customer request</text:p>
                  </text:list-item>
                </text:list>
              </text:list-item>
            </text:list>
            <text:list text:style-name="L2">
              <text:list-item>
                <text:p text:id="id67" text:style-name="P5">Application Enhancement</text:p>
              </text:list-item>
            </text:list>
            <text:list text:style-name="L2">
              <text:list-item>
                <text:list>
                  <text:list-item>
                    <text:p text:id="id68" text:style-name="P6">Modifications obervable by the end user</text:p>
                  </text:list-item>
                </text:list>
              </text:list-item>
            </text:list>
            <text:list text:style-name="L2">
              <text:list-item>
                <text:p text:id="id69" text:style-name="P5">Application Maintenance </text:p>
              </text:list-item>
            </text:list>
            <text:list text:style-name="L2">
              <text:list-item>
                <text:list>
                  <text:list-item>
                    <text:p text:id="id70" text:style-name="P6">Modifications not obvious to end user</text:p>
                  </text:list-item>
                </text:list>
              </text:list-item>
            </text:list>
            <text:list text:style-name="L2">
              <text:list-item>
                <text:p text:id="id71" text:style-name="P5">Reengineering - rebuild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gree of Rigor</text:p>
          </draw:text-box>
        </draw:frame>
        <draw:frame presentation:style-name="pr4" draw:text-style-name="P5" draw:layer="layout" svg:width="25.199cm" svg:height="14.281cm" svg:x="1.4cm" svg:y="4.914cm" presentation:class="outline" presentation:user-transformed="true">
          <draw:text-box>
            <text:list text:style-name="L2">
              <text:list-item>
                <text:p text:id="id72" text:style-name="P5">Casual</text:p>
              </text:list-item>
            </text:list>
            <text:list text:style-name="L2">
              <text:list-item>
                <text:list>
                  <text:list-item>
                    <text:p text:id="id73" text:style-name="P6">All framework activites are applied but with only a minimum task set: umbrella activities are minimized documentation requirements are reduced</text:p>
                  </text:list-item>
                </text:list>
              </text:list-item>
            </text:list>
            <text:list text:style-name="L2">
              <text:list-item>
                <text:p text:id="id74" text:style-name="P5">Structured</text:p>
              </text:list-item>
            </text:list>
            <text:list text:style-name="L2">
              <text:list-item>
                <text:list>
                  <text:list-item>
                    <text:p text:id="id75" text:style-name="P6">All framework activities are applied, including all umbrella activities</text:p>
                  </text:list-item>
                </text:list>
              </text:list-item>
            </text:list>
            <text:list text:style-name="L2">
              <text:list-item>
                <text:p text:id="id76" text:style-name="P5">Strict</text:p>
              </text:list-item>
            </text:list>
            <text:list text:style-name="L2">
              <text:list-item>
                <text:list>
                  <text:list-item>
                    <text:p text:id="id77" text:style-name="P6">Same as structured but robust documentati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Degree of Rigor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78" text:style-name="P5">Quick Reaction</text:p>
              </text:list-item>
            </text:list>
            <text:list text:style-name="L2">
              <text:list-item>
                <text:list>
                  <text:list-item>
                    <text:p text:id="id79" text:style-name="P6">Framework activities are applied, but because of emergency situations, only essential activities will be appli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'Back-filling','to follow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Adaptation Criteria</text:p>
          </draw:text-box>
        </draw:frame>
        <draw:frame presentation:style-name="pr4" draw:text-style-name="P5" draw:layer="layout" svg:width="25.199cm" svg:height="14.988cm" svg:x="1.4cm" svg:y="4.914cm" presentation:class="outline" presentation:user-transformed="true">
          <draw:text-box>
            <text:list text:style-name="L2">
              <text:list-item>
                <text:p text:id="id81" text:style-name="P5">Selecting the degree of rigor must be systematic, based on some criteria</text:p>
              </text:list-item>
            </text:list>
            <text:list text:style-name="L2">
              <text:list-item>
                <text:p text:id="id82" text:style-name="P5">Adaptation Criteria: size of project, number of potential users, mission criticality, application longevity, stability of rquirements, ease of developer/customer communication,maturity of applicable technology,performance constraints, embedded characteristics, staffing, reengineeri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electing SE Task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3" text:style-name="P5">Developing project schedule requires the task set to be distributed on the project timeline</text:p>
              </text:list-item>
            </text:list>
            <text:list text:style-name="L2">
              <text:list-item>
                <text:p text:id="id84" text:style-name="P5">Task set vary depending on the project type and degree of rigor</text:p>
              </text:list-item>
            </text:list>
            <text:list text:style-name="L2">
              <text:list-item>
                <text:p text:id="id85" text:style-name="P5">One type of project may flow smoothly to the next: from concept to new appl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cept Developmen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6" text:style-name="P5">Major Tasks (macroscopic)</text:p>
              </text:list-item>
            </text:list>
            <text:list text:style-name="L2">
              <text:list-item>
                <text:list>
                  <text:list-item>
                    <text:p text:id="id87" text:style-name="P6">Concept scop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8" text:style-name="P6">Concept plann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9" text:style-name="P6">Technology risk assessment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0" text:style-name="P6">Proof of concep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Concept implement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2" text:style-name="P6">Customer reaction to concept</text:p>
                  </text:list-item>
                </text:list>
              </text:list-item>
            </text:list>
            <text:list text:style-name="L2">
              <text:list-item>
                <text:p text:id="id93" text:style-name="P5">Major tasks refined through decomposition to create final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Task Network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4" text:style-name="P5">Tasks and subtasks have interdependencies based on their sequence</text:p>
              </text:list-item>
            </text:list>
            <text:list text:style-name="L2">
              <text:list-item>
                <text:p text:id="id95" text:style-name="P5">Some tasks can be performed in parallel</text:p>
              </text:list-item>
            </text:list>
            <text:list text:style-name="L2">
              <text:list-item>
                <text:p text:id="id96" text:style-name="P5">Task network is a graphical representation of task flow</text:p>
              </text:list-item>
            </text:list>
            <text:list text:style-name="L2">
              <text:list-item>
                <text:p text:id="id97" text:style-name="P5">Determine tasks that lie on the critical path</text:p>
              </text:list-item>
            </text:list>
            <text:list text:style-name="L2">
              <text:list-item>
                <text:list>
                  <text:list-item>
                    <text:p text:id="id98" text:style-name="P6">Tasks that determine overall schedu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chedul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9" text:style-name="P5">Program Evaluation and Review Technique (PERT) and Critical Path Method (CPM)</text:p>
              </text:list-item>
            </text:list>
            <text:list text:style-name="L2">
              <text:list-item>
                <text:list>
                  <text:list-item>
                    <text:p text:id="id100" text:style-name="P6">Requi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1" text:style-name="P7">Estimates of effo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2" text:style-name="P7">Decomposition of product func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3" text:style-name="P7">Selection of process mode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4" text:style-name="P7">Selection of project type and task se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105" text:style-name="P5">Work Breakdown Structure (WBS) – task decomposition as task networ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cheduling</text:p>
          </draw:text-box>
        </draw:frame>
        <draw:frame presentation:style-name="pr4" draw:text-style-name="P5" draw:layer="layout" svg:width="25.199cm" svg:height="15.022cm" svg:x="1.4cm" svg:y="4.914cm" presentation:class="outline" presentation:user-transformed="true">
          <draw:text-box>
            <text:list text:style-name="L2">
              <text:list-item>
                <text:p text:id="id106" text:style-name="P5">What can PERT/CPM do?</text:p>
              </text:list-item>
            </text:list>
            <text:list text:style-name="L2">
              <text:list-item>
                <text:list>
                  <text:list-item>
                    <text:p text:id="id107" text:style-name="P6">Determine critical pat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8" text:style-name="P7">Chain of tasks that determine the dur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9" text:style-name="P6">Establish most likely time estimates for individual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0" text:style-name="P6">Calculate boundary tim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1" text:style-name="P7">Earliest time to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2" text:style-name="P7">Latest time to star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3" text:style-name="P7">Earli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4" text:style-name="P7">Latest finish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15" text:style-name="P7">Float time (leeway)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Gantt Char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5">WBS is created and entered in an automated scheduling tool</text:p>
              </text:list-item>
            </text:list>
            <text:list text:style-name="L2">
              <text:list-item>
                <text:p text:id="id117" text:style-name="P5">For each task: effort, duration, start date, and human resource are specified</text:p>
              </text:list-item>
            </text:list>
            <text:list text:style-name="L2">
              <text:list-item>
                <text:p text:id="id118" text:style-name="P5">Created for entire project or portions of it</text:p>
              </text:list-item>
            </text:list>
            <text:list text:style-name="L2">
              <text:list-item>
                <text:p text:id="id119" text:style-name="P5">Example tools: MS Project, Imendio/Planner (linux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Project Track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0" text:style-name="P5">Project schedule provides roadmap</text:p>
              </text:list-item>
            </text:list>
            <text:list text:style-name="L2">
              <text:list-item>
                <text:p text:id="id121" text:style-name="P5">How to track?</text:p>
              </text:list-item>
            </text:list>
            <text:list text:style-name="L2">
              <text:list-item>
                <text:list>
                  <text:list-item>
                    <text:p text:id="id122" text:style-name="P6">Periodic project status meet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3" text:style-name="P6">Evaluate results of all review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4" text:style-name="P6">Determine if milestones have been achiev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5" text:style-name="P6">Compare actual start date to planned start d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6" text:style-name="P6">Informal meeting with practitioners to obtain subjective assessment of progres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tro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7" text:style-name="P5">Employed to administer project resources, cope with problems, and direct project staff</text:p>
              </text:list-item>
            </text:list>
            <text:list text:style-name="L2">
              <text:list-item>
                <text:p text:id="id128" text:style-name="P5">Project is going well, light control</text:p>
              </text:list-item>
            </text:list>
            <text:list text:style-name="L2">
              <text:list-item>
                <text:p text:id="id129" text:style-name="P5">When problems occur</text:p>
              </text:list-item>
            </text:list>
            <text:list text:style-name="L2">
              <text:list-item>
                <text:list>
                  <text:list-item>
                    <text:p text:id="id130" text:style-name="P6">Allocate resour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1" text:style-name="P6">Redeploy staff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2" text:style-name="P6">Redefine Schedu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ontrol</text:p>
          </draw:text-box>
        </draw:frame>
        <draw:frame presentation:style-name="pr4" draw:text-style-name="P5" draw:layer="layout" svg:width="25.199cm" svg:height="14.011cm" svg:x="1.4cm" svg:y="4.914cm" presentation:class="outline" presentation:user-transformed="true">
          <draw:text-box>
            <text:list text:style-name="L2">
              <text:list-item>
                <text:p text:id="id133" text:style-name="P5">Deadline pressures??!!!</text:p>
              </text:list-item>
            </text:list>
            <text:list text:style-name="L2">
              <text:list-item>
                <text:p text:id="id134" text:style-name="P5">Time-boxing</text:p>
              </text:list-item>
            </text:list>
            <text:list text:style-name="L2">
              <text:list-item>
                <text:list>
                  <text:list-item>
                    <text:p text:id="id135" text:style-name="P6">Complete product may not be delivered on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6" text:style-name="P6">Incremental approach is selec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7" text:style-name="P6">Schedule of tasks associated with increment is adjusted backwards from deadline of incr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38" text:style-name="P6">When task hits boundary, work stops and next task begin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5.171cm" svg:x="1.4cm" svg:y="4.914cm" presentation:class="outline" presentation:user-transformed="true">
          <draw:text-box>
            <text:list text:style-name="L2">
              <text:list-item>
                <text:p text:id="id139" text:style-name="P5">Scheduling is the culmination of planning activity</text:p>
              </text:list-item>
            </text:list>
            <text:list text:style-name="L2">
              <text:list-item>
                <text:p text:id="id140" text:style-name="P5">Scheduling starts with process decomposition</text:p>
              </text:list-item>
            </text:list>
            <text:list text:style-name="L2">
              <text:list-item>
                <text:p text:id="id141" text:style-name="P5">Task set is adapted based on type and degree of rigor</text:p>
              </text:list-item>
            </text:list>
            <text:list text:style-name="L2">
              <text:list-item>
                <text:p text:id="id142" text:style-name="P5">Scheduling tools include PERT, CPM, Gantt Chart, Project Table</text:p>
              </text:list-item>
            </text:list>
            <text:list text:style-name="L2">
              <text:list-item>
                <text:p text:id="id143" text:style-name="P5">Schedule used to track and control projec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7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7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0T22:45:39</dc:date>
    <dc:language>de-DE</dc:language>
    <meta:editing-cycles>1290</meta:editing-cycles>
    <meta:editing-duration>P1DT9H23M35S</meta:editing-duration>
    <meta:user-defined meta:name="Info 1"/>
    <meta:user-defined meta:name="Info 2"/>
    <meta:user-defined meta:name="Info 3"/>
    <meta:user-defined meta:name="Info 4"/>
    <meta:document-statistic meta:object-count="128"/>
  </office:meta>
</office:document-meta>
</file>